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DB53DD47237D4C6BF3.png" manifest:media-type="image/png"/>
  <manifest:file-entry manifest:full-path="Pictures/100000010000052F0000028D890DB98D6FBF381B.png" manifest:media-type="image/png"/>
  <manifest:file-entry manifest:full-path="Pictures/10000001000000C5000000365E6B5A3EB82BDEA7.png" manifest:media-type="image/png"/>
  <manifest:file-entry manifest:full-path="Pictures/1000000100000504000002693D50DA69F502D830.png" manifest:media-type="image/png"/>
  <manifest:file-entry manifest:full-path="Pictures/10000001000001F40000010F7D1E7D87E009CDE6.png" manifest:media-type="image/png"/>
  <manifest:file-entry manifest:full-path="Pictures/10000001000004F5000001E50AFA6AD86D65527F.png" manifest:media-type="image/png"/>
  <manifest:file-entry manifest:full-path="Pictures/100000010000052C000002C80F84C406C7967EBA.png" manifest:media-type="image/png"/>
  <manifest:file-entry manifest:full-path="Pictures/1000000100000537000001F094342AA8AB84432E.png" manifest:media-type="image/png"/>
  <manifest:file-entry manifest:full-path="Pictures/100000010000010600000069A50EB1A20B30D5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f0ec" officeooo:paragraph-rsid="000df0e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7" text:anchor-type="char" svg:x="-1.849cm" svg:y="3.117cm" svg:width="6.932cm" svg:height="2.778cm" draw:z-index="6"><draw:image xlink:href="Pictures/100000010000010600000069A50EB1A20B30D509.png" xlink:type="simple" xlink:show="embed" xlink:actuate="onLoad" draw:mime-type="image/png"/></draw:frame><draw:frame draw:style-name="fr1" draw:name="Image6" text:anchor-type="char" svg:x="7.241cm" svg:y="0.773cm" svg:width="4.72cm" svg:height="2.154cm" draw:z-index="5"><draw:image xlink:href="Pictures/10000001000004F5000001E50AFA6AD86D65527F.png" xlink:type="simple" xlink:show="embed" xlink:actuate="onLoad" draw:mime-type="image/png"/></draw:frame><draw:frame draw:style-name="fr1" draw:name="Image5" text:anchor-type="char" svg:x="2.42cm" svg:y="0.785cm" svg:width="4.27cm" svg:height="2.17cm" draw:z-index="4"><draw:image xlink:href="Pictures/1000000100000537000001F094342AA8AB84432E.png" xlink:type="simple" xlink:show="embed" xlink:actuate="onLoad" draw:mime-type="image/png"/></draw:frame><draw:frame draw:style-name="fr1" draw:name="Image4" text:anchor-type="char" svg:x="-1.946cm" svg:y="0.702cm" svg:width="3.941cm" svg:height="2.129cm" draw:z-index="3"><draw:image xlink:href="Pictures/1000000100000537000001F094342AA8AB84432E.png" xlink:type="simple" xlink:show="embed" xlink:actuate="onLoad" draw:mime-type="image/png"/></draw:frame><draw:frame draw:style-name="fr1" draw:name="Image3" text:anchor-type="char" svg:x="7.433cm" svg:y="-1.785cm" svg:width="4.858cm" svg:height="2.2cm" draw:z-index="2"><draw:image xlink:href="Pictures/1000000100000504000002693D50DA69F502D830.png" xlink:type="simple" xlink:show="embed" xlink:actuate="onLoad" draw:mime-type="image/png"/></draw:frame><draw:frame draw:style-name="fr1" draw:name="Image2" text:anchor-type="char" svg:x="2.424cm" svg:y="-1.699cm" svg:width="4.267cm" svg:height="2.117cm" draw:z-index="1"><draw:image xlink:href="Pictures/100000010000052C000002C80F84C406C7967EBA.png" xlink:type="simple" xlink:show="embed" xlink:actuate="onLoad" draw:mime-type="image/png"/></draw:frame><draw:frame draw:style-name="fr1" draw:name="Image1" text:anchor-type="char" svg:x="-1.935cm" svg:y="-1.734cm" svg:width="4.043cm" svg:height="2.175cm" draw:z-index="0"><draw:image xlink:href="Pictures/1000000100000504000002693D50DA69F502D830.png" xlink:type="simple" xlink:show="embed" xlink:actuate="onLoad" draw:mime-type="image/png"/></draw:frame><draw:frame draw:style-name="fr1" draw:name="Image8" text:anchor-type="char" svg:x="5.173cm" svg:y="3.519cm" svg:width="4.611cm" svg:height="1.67cm" draw:z-index="7"><draw:image xlink:href="Pictures/10000001000000C5000000365E6B5A3EB82BDEA7.png" xlink:type="simple" xlink:show="embed" xlink:actuate="onLoad" draw:mime-type="image/png"/></draw:frame><draw:frame draw:style-name="fr1" draw:name="Image9" text:anchor-type="char" svg:x="-1.685cm" svg:y="6.399cm" svg:width="6.212cm" svg:height="4.348cm" draw:z-index="8"><draw:image xlink:href="Pictures/100000010000052F0000028D890DB98D6FBF381B.png" xlink:type="simple" xlink:show="embed" xlink:actuate="onLoad" draw:mime-type="image/png"/></draw:frame><draw:frame draw:style-name="fr1" draw:name="Image10" text:anchor-type="char" svg:x="5.359cm" svg:y="5.456cm" svg:width="9.529cm" svg:height="5.105cm" draw:z-index="9"><draw:image xlink:href="Pictures/10000001000001F40000010F7D1E7D87E009CDE6.png" xlink:type="simple" xlink:show="embed" xlink:actuate="onLoad" draw:mime-type="image/png"/></draw:frame><draw:frame draw:style-name="fr1" draw:name="Image11" text:anchor-type="char" svg:x="-1.561cm" svg:y="11.181cm" svg:width="18.352cm" svg:height="6.249cm" draw:z-index="10"><draw:image xlink:href="Pictures/10000001000001F4000001DB53DD47237D4C6B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09:38.271193817</meta:creation-date>
    <dc:date>2024-11-27T15:07:31.284902354</dc:date>
    <meta:editing-duration>PT6M45S</meta:editing-duration>
    <meta:editing-cycles>1</meta:editing-cycles>
    <meta:document-statistic meta:table-count="0" meta:image-count="1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